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Mono1" svg:font-family="FreeMono" style:font-family-generic="modern" style:font-pitch="fixed"/>
    <style:font-face style:name="FreeMono" svg:font-family="FreeMono"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color="#000000" draw:textarea-horizontal-align="justify" draw:textarea-vertical-align="middle" draw:auto-grow-height="false"/>
    </style:style>
    <style:style style:name="gr3" style:family="graphic" style:parent-style-name="objectwithoutfill">
      <style:graphic-properties draw:stroke="dash" draw:stroke-dash="Fine_20_Dashed" svg:stroke-width="0.051cm" svg:stroke-color="#ffffff" draw:marker-start="Arrow" draw:marker-start-width="0.376cm" draw:marker-end="Arrow" draw:marker-end-width="0.376cm" draw:fill="none"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svg:stroke-color="#000000" draw:textarea-horizontal-align="justify" draw:textarea-vertical-align="middle" draw:auto-grow-height="false"/>
    </style:style>
    <style:style style:name="gr6" style:family="graphic" style:parent-style-name="standard">
      <style:graphic-properties svg:stroke-color="#000000" draw:auto-grow-height="false" fo:wrap-option="wrap"/>
    </style:style>
    <style:style style:name="gr7" style:family="graphic" style:parent-style-name="objectwithoutfill">
      <style:graphic-properties draw:stroke="dash" draw:stroke-dash="Fine_20_Dashed" svg:stroke-width="0.051cm" svg:stroke-color="#666666" draw:marker-start-width="0.276cm" draw:marker-end-width="0.276cm" draw:fill="none" draw:textarea-vertical-align="middle" fo:padding-top="0.15cm" fo:padding-bottom="0.15cm" fo:padding-left="0.275cm" fo:padding-right="0.275cm"/>
    </style:style>
    <style:style style:name="gr8" style:family="graphic" style:parent-style-name="objectwithoutfill">
      <style:graphic-properties svg:stroke-width="0.051cm" svg:stroke-color="#ffffff" draw:marker-start-width="0.276cm" draw:marker-end="Arrow" draw:marker-end-width="0.376cm" draw:fill="none" draw:textarea-vertical-align="middle" fo:padding-top="0.15cm" fo:padding-bottom="0.15cm" fo:padding-left="0.275cm" fo:padding-right="0.275cm"/>
    </style:style>
    <style:style style:name="gr9" style:family="graphic" style:parent-style-name="standard">
      <style:graphic-properties draw:stroke="dash" draw:stroke-dash="Fine_20_Dashed" svg:stroke-width="0.051cm" svg:stroke-color="#ffffff" draw:marker-start-width="0.276cm" draw:marker-end-width="0.276cm" draw:fill="none" draw:textarea-horizontal-align="justify" draw:textarea-vertical-align="middle" draw:auto-grow-height="false" fo:padding-top="0.15cm" fo:padding-bottom="0.15cm" fo:padding-left="0.275cm" fo:padding-right="0.275cm"/>
    </style:style>
    <style:style style:name="gr10" style:family="graphic" style:parent-style-name="standard">
      <style:graphic-properties draw:stroke="none" svg:stroke-color="#000000" draw:fill="none" draw:fill-color="#ffffff" draw:auto-grow-height="true" draw:auto-grow-width="false" fo:max-height="0cm" fo:min-height="0.528cm"/>
    </style:style>
    <style:style style:name="gr11" style:family="graphic" style:parent-style-name="standard">
      <style:graphic-properties draw:stroke="none" svg:stroke-color="#000000" draw:fill="none" draw:fill-color="#ffffff" draw:auto-grow-height="true" draw:auto-grow-width="false" fo:max-height="0cm" fo:min-height="0.004cm"/>
    </style:style>
    <style:style style:name="gr12" style:family="graphic" style:parent-style-name="standard">
      <style:graphic-properties draw:stroke="none" svg:stroke-color="#000000" draw:fill="none" draw:fill-color="#ffffff" draw:auto-grow-height="true" draw:auto-grow-width="false" fo:max-height="0cm" fo:min-height="0.566cm"/>
    </style:style>
    <style:style style:name="gr13" style:family="graphic" style:parent-style-name="standard">
      <style:graphic-properties svg:stroke-color="#000000" draw:fill="solid" draw:fill-color="#661900" draw:textarea-horizontal-align="justify" draw:textarea-vertical-align="middle" draw:auto-grow-height="false"/>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fo:min-height="3.506cm"/>
    </style:style>
    <style:style style:name="pr4" style:family="presentation" style:parent-style-name="Default-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size="32pt" fo:font-weight="bold" style:font-size-asian="32pt" style:font-weight-asian="bold" style:font-size-complex="32pt" style:font-weight-complex="bold"/>
    </style:style>
    <style:style style:name="P3" style:family="paragraph">
      <style:text-properties fo:color="#000000" style:font-name="FreeMono1" fo:font-size="16pt" fo:font-weight="bold" style:font-size-asian="16pt" style:font-weight-asian="bold" style:font-size-complex="16pt" style:font-weight-complex="bold"/>
    </style:style>
    <style:style style:name="P4" style:family="paragraph">
      <style:paragraph-properties fo:text-align="center"/>
      <style:text-properties fo:font-weight="bold" style:font-weight-asian="bold" style:font-weight-complex="bold"/>
    </style:style>
    <style:style style:name="P5" style:family="paragraph">
      <style:paragraph-properties fo:text-align="center"/>
      <style:text-properties fo:color="#000000"/>
    </style:style>
    <style:style style:name="P6" style:family="paragraph">
      <style:text-properties fo:font-size="20pt"/>
    </style:style>
    <style:style style:name="P7" style:family="paragraph">
      <style:text-properties fo:font-style="italic" style:font-style-asian="italic" style:font-style-complex="italic"/>
    </style:style>
    <style:style style:name="P8" style:family="paragraph">
      <style:paragraph-properties fo:text-align="center"/>
      <style:text-properties fo:color="#000000" fo:font-size="18pt"/>
    </style:style>
    <style:style style:name="P9" style:family="paragraph">
      <style:paragraph-properties fo:text-align="center"/>
      <style:text-properties fo:font-size="24pt" fo:font-weight="normal" style:font-size-asian="24pt" style:font-weight-asian="normal" style:font-size-complex="24pt" style:font-weight-complex="normal"/>
    </style:style>
    <style:style style:name="P10" style:family="paragraph">
      <style:paragraph-properties fo:text-align="center"/>
      <style:text-properties fo:color="#000000" fo:font-weight="bold" style:font-weight-asian="bold" style:font-weight-complex="bold"/>
    </style:style>
    <style:style style:name="P11" style:family="paragraph">
      <style:paragraph-properties fo:text-align="center"/>
      <style:text-properties fo:font-size="40pt" fo:font-weight="bold" style:font-size-asian="40pt" style:font-weight-asian="bold" style:font-size-complex="40pt" style:font-weight-complex="bold"/>
    </style:style>
    <style:style style:name="P12" style:family="paragraph">
      <style:paragraph-properties fo:text-align="center"/>
      <style:text-properties fo:font-size="18pt"/>
    </style:style>
    <style:style style:name="P13" style:family="paragraph">
      <style:text-properties fo:font-size="18pt"/>
    </style:style>
    <style:style style:name="T1" style:family="text">
      <style:text-properties fo:font-size="14pt" style:font-size-asian="14pt" style:font-size-complex="14pt"/>
    </style:style>
    <style:style style:name="T2" style:family="text">
      <style:text-properties fo:font-weight="bold" style:font-weight-asian="bold" style:font-weight-complex="bold"/>
    </style:style>
    <style:style style:name="T3" style:family="text">
      <style:text-properties fo:font-size="54pt" fo:font-weight="bold" style:font-size-asian="54pt" style:font-weight-asian="bold" style:font-size-complex="54pt" style:font-weight-complex="bold"/>
    </style:style>
    <style:style style:name="T4" style:family="text">
      <style:text-properties fo:font-size="20pt" fo:font-weight="bold" style:font-size-asian="20pt" style:font-weight-asian="bold" style:font-size-complex="20pt" style:font-weight-complex="bold"/>
    </style:style>
    <style:style style:name="T5" style:family="text">
      <style:text-properties fo:color="#ff3300" fo:font-size="44pt" fo:font-weight="bold" style:font-size-asian="44pt" style:font-weight-asian="bold" style:font-size-complex="44pt" style:font-weight-complex="bold"/>
    </style:style>
    <style:style style:name="T6" style:family="text">
      <style:text-properties fo:font-size="18pt" fo:font-style="italic" style:font-size-asian="18pt" style:font-style-asian="italic" style:font-size-complex="18pt" style:font-style-complex="italic"/>
    </style:style>
    <style:style style:name="T7" style:family="text">
      <style:text-properties fo:font-size="32pt" fo:font-weight="bold" style:font-size-asian="32pt" style:font-weight-asian="bold" style:font-size-complex="32pt" style:font-weight-complex="bold"/>
    </style:style>
    <style:style style:name="T8" style:family="text">
      <style:text-properties fo:color="#000000" style:font-name="FreeMono1" fo:font-size="16pt" fo:font-weight="bold" style:font-size-asian="16pt" style:font-weight-asian="bold" style:font-size-complex="16pt" style:font-weight-complex="bold"/>
    </style:style>
    <style:style style:name="T9" style:family="text">
      <style:text-properties fo:color="#000000"/>
    </style:style>
    <style:style style:name="T10" style:family="text">
      <style:text-properties fo:font-style="italic" style:font-style-asian="italic" style:font-style-complex="italic"/>
    </style:style>
    <style:style style:name="T11" style:family="text">
      <style:text-properties fo:color="#000000" fo:font-size="18pt"/>
    </style:style>
    <style:style style:name="T12" style:family="text">
      <style:text-properties fo:font-size="24pt" fo:font-weight="normal" style:font-size-asian="24pt" style:font-weight-asian="normal" style:font-size-complex="24pt" style:font-weight-complex="normal"/>
    </style:style>
    <style:style style:name="T13" style:family="text">
      <style:text-properties fo:color="#000000" fo:font-weight="bold" style:font-weight-asian="bold" style:font-weight-complex="bold"/>
    </style:style>
    <style:style style:name="T14" style:family="text">
      <style:text-properties fo:font-size="40pt" fo:font-weight="bold" style:font-size-asian="40pt" style:font-weight-asian="bold" style:font-size-complex="40pt" style:font-weight-complex="bold"/>
    </style:style>
    <style:style style:name="T15" style:family="text">
      <style:text-properties fo:font-size="28pt" style:font-size-asian="28pt" style:font-size-complex="28pt"/>
    </style:style>
    <style:style style:name="T16" style:family="text">
      <style:text-properties fo:font-size="28pt" style:text-underline-style="solid" style:text-underline-width="auto" style:text-underline-color="font-color" fo:font-weight="bold" style:font-size-asian="28pt" style:font-weight-asian="bold" style:font-size-complex="2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MegaL Traceability Recovery</presentation:footer-decl>
      <presentation:date-time-decl presentation:name="dtd1" presentation:source="fixed">2016-03-07</presentation:date-time-decl>
      <draw:page draw:name="page1" draw:style-name="dp1" draw:master-page-name="Default" presentation:presentation-page-layout-name="AL1T32" presentation:use-footer-name="ftr1" presentation:use-date-time-name="dtd1">
        <office:forms form:automatic-focus="false" form:apply-design-mode="false"/>
        <draw:frame presentation:style-name="pr1" draw:layer="layout" svg:width="25.199cm" svg:height="16.255cm" svg:x="1.4cm" svg:y="0.837cm" presentation:class="subtitle" presentation:user-transformed="true">
          <draw:text-box>
            <text:p><text:span text:style-name="T1">Softlang Working Group</text:span></text:p>
            <text:p><text:span text:style-name="T1"><text:a xlink:href="http://softlang.wikidot.com/" xlink:type="simple">http://softlang.wikidot.com/</text:a></text:span></text:p>
            <text:p><text:span text:style-name="T2"/></text:p>
            <text:p><text:span text:style-name="T3">MegaL </text:span></text:p>
            <text:p><text:span text:style-name="T3">Traceabiltiy Recovery</text:span></text:p>
            <text:p><text:span text:style-name="T4"/></text:p>
            <text:p><text:span text:style-name="T4"><text:a xlink:href="https://github.com/maxmeffert/megal-tr" xlink:type="simple">https://github.com/maxmeffert/megal-tr</text:a></text:span></text:p>
            <text:p><text:span text:style-name="T4"/></text:p>
            <text:p><text:span text:style-name="T5">Softlang Sync Meeting</text:span></text:p>
            <text:p><text:span text:style-name="T5">2016-03-07</text:span></text:p>
            <text:p/>
            <text:p><text:span text:style-name="T6"/></text:p>
            <text:p><text:span text:style-name="T6">University of Koblenz-Landau</text:span></text:p>
            <text:p><text:span text:style-name="T6">Maximilian Meffert</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9" presentation:use-footer-name="ftr1" presentation:use-date-time-name="dtd1">
        <office:forms form:automatic-focus="false" form:apply-design-mode="false"/>
        <draw:frame presentation:style-name="pr3" draw:layer="layout" svg:width="25.199cm" svg:height="3.506cm" svg:x="1.4cm" svg:y="0.837cm" presentation:class="title">
          <draw:text-box>
            <text:p>We Know &amp; Declare</text:p>
          </draw:text-box>
        </draw:frame>
        <draw:custom-shape draw:style-name="gr2" draw:text-style-name="P2" xml:id="id1" draw:id="id1" draw:layer="layout" svg:width="4.826cm" svg:height="5.588cm" svg:x="4.187cm" svg:y="6.858cm">
          <text:p text:style-name="P1"><text:span text:style-name="T7">.java</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 draw:text-style-name="P2" xml:id="id2" draw:id="id2" draw:layer="layout" svg:width="4.826cm" svg:height="5.588cm" svg:x="18.988cm" svg:y="6.859cm">
          <text:p text:style-name="P1"><text:span text:style-name="T7">.xm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3" draw:text-style-name="P1" draw:layer="layout" svg:x1="9.013cm" svg:y1="9.652cm" svg:x2="18.988cm" svg:y2="9.653cm" draw:start-shape="id1" draw:start-glue-point="7" draw:end-shape="id2" draw:end-glue-point="5" svg:d="M9013 9652h4988v1h4987" svg:viewBox="0 0 9976 2">
          <text:p/>
        </draw:connector>
        <draw:frame draw:style-name="gr4" draw:layer="layout" svg:width="5.08cm" svg:height="0.962cm" svg:x="11.46cm" svg:y="8.636cm">
          <draw:text-box>
            <text:p text:style-name="P1">correspondsTo</text:p>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9" presentation:use-footer-name="ftr1" presentation:use-date-time-name="dtd1">
        <office:forms form:automatic-focus="false" form:apply-design-mode="false"/>
        <draw:frame presentation:style-name="pr3" draw:layer="layout" svg:width="25.199cm" svg:height="3.506cm" svg:x="1.4cm" svg:y="0.837cm" presentation:class="title">
          <draw:text-box>
            <text:p>We Assume &amp; Infer</text:p>
          </draw:text-box>
        </draw:frame>
        <draw:custom-shape draw:style-name="gr5" draw:text-style-name="P1" draw:layer="layout" svg:width="11.384cm" svg:height="14.349cm" svg:x="1.316cm" svg:y="4.04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4" draw:text-style-name="P3" xml:id="id3" draw:id="id3" draw:layer="layout" svg:width="7.966cm" svg:height="0.818cm" svg:x="1.686cm" svg:y="6.834cm">
          <draw:text-box>
            <text:p><text:span text:style-name="T8">public class Company {</text:span></text:p>
          </draw:text-box>
        </draw:frame>
        <draw:frame draw:style-name="gr4" draw:text-style-name="P3" draw:layer="layout" svg:width="9.398cm" svg:height="0.818cm" svg:x="1.586cm" svg:y="13.134cm">
          <draw:text-box>
            <text:p><text:span text:style-name="T8">}</text:span></text:p>
          </draw:text-box>
        </draw:frame>
        <draw:frame draw:style-name="gr4" draw:text-style-name="P3" xml:id="id5" draw:id="id5" draw:layer="layout" svg:width="7.866cm" svg:height="0.818cm" svg:x="1.786cm" svg:y="7.934cm">
          <draw:text-box>
            <text:p><text:span text:style-name="T8"><text:s/></text:span><text:span text:style-name="T8">private String name;</text:span></text:p>
          </draw:text-box>
        </draw:frame>
        <draw:frame draw:style-name="gr4" draw:text-style-name="P3" xml:id="id7" draw:id="id7" draw:layer="layout" svg:width="10.668cm" svg:height="0.818cm" svg:x="1.786cm" svg:y="8.634cm">
          <draw:text-box>
            <text:p><text:span text:style-name="T8"><text:s/></text:span><text:span text:style-name="T8">private Employee[] employees;</text:span></text:p>
          </draw:text-box>
        </draw:frame>
        <draw:frame draw:style-name="gr4" draw:text-style-name="P3" xml:id="id9" draw:id="id9" draw:layer="layout" svg:width="7.358cm" svg:height="0.818cm" svg:x="1.786cm" svg:y="9.634cm">
          <draw:text-box>
            <text:p><text:span text:style-name="T8"><text:s/></text:span><text:span text:style-name="T8">public getName(){…}</text:span></text:p>
          </draw:text-box>
        </draw:frame>
        <draw:frame draw:style-name="gr4" draw:text-style-name="P3" xml:id="id10" draw:id="id10" draw:layer="layout" svg:width="7.866cm" svg:height="0.818cm" svg:x="1.786cm" svg:y="10.434cm">
          <draw:text-box>
            <text:p><text:span text:style-name="T8"><text:s/></text:span><text:span text:style-name="T8">public setName(…){…}</text:span></text:p>
          </draw:text-box>
        </draw:frame>
        <draw:frame draw:style-name="gr4" draw:text-style-name="P3" xml:id="id11" draw:id="id11" draw:layer="layout" svg:width="8.882cm" svg:height="0.818cm" svg:x="1.786cm" svg:y="11.134cm">
          <draw:text-box>
            <text:p><text:span text:style-name="T8"><text:s/></text:span><text:span text:style-name="T8">public getEmployees(){}</text:span></text:p>
          </draw:text-box>
        </draw:frame>
        <draw:frame draw:style-name="gr4" draw:text-style-name="P3" xml:id="id12" draw:id="id12" draw:layer="layout" svg:width="9.39cm" svg:height="0.818cm" svg:x="1.786cm" svg:y="11.834cm">
          <draw:text-box>
            <text:p><text:span text:style-name="T8"><text:s/></text:span><text:span text:style-name="T8">public setEmployees(…){…}</text:span></text:p>
          </draw:text-box>
        </draw:frame>
        <draw:custom-shape draw:style-name="gr5" draw:text-style-name="P1" draw:layer="layout" svg:width="11.384cm" svg:height="14.349cm" svg:x="15.317cm" svg:y="4.04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4" draw:text-style-name="P3" xml:id="id4" draw:id="id4" draw:layer="layout" svg:width="9.398cm" svg:height="0.818cm" svg:x="15.587cm" svg:y="6.834cm">
          <draw:text-box>
            <text:p><text:span text:style-name="T8">&lt;company&gt;</text:span></text:p>
          </draw:text-box>
        </draw:frame>
        <draw:frame draw:style-name="gr4" draw:text-style-name="P3" draw:layer="layout" svg:width="9.398cm" svg:height="0.818cm" svg:x="15.487cm" svg:y="9.634cm">
          <draw:text-box>
            <text:p><text:span text:style-name="T8">&lt;/company&gt;</text:span></text:p>
          </draw:text-box>
        </draw:frame>
        <draw:frame draw:style-name="gr4" draw:text-style-name="P3" xml:id="id6" draw:id="id6" draw:layer="layout" svg:width="6.157cm" svg:height="0.818cm" svg:x="15.687cm" svg:y="7.934cm">
          <draw:text-box>
            <text:p><text:span text:style-name="T8"><text:s/></text:span><text:span text:style-name="T8">&lt;name&gt; … &lt;/name</text:span></text:p>
          </draw:text-box>
        </draw:frame>
        <draw:frame draw:style-name="gr4" draw:text-style-name="P3" xml:id="id8" draw:id="id8" draw:layer="layout" svg:width="9.713cm" svg:height="0.818cm" svg:x="15.687cm" svg:y="8.634cm">
          <draw:text-box>
            <text:p><text:span text:style-name="T8"><text:s/></text:span><text:span text:style-name="T8">&lt;employees&gt; … &lt;/employees&gt;</text:span></text:p>
          </draw:text-box>
        </draw:frame>
        <draw:connector draw:style-name="gr3" draw:text-style-name="P1" draw:layer="layout" svg:x1="9.652cm" svg:y1="7.243cm" svg:x2="15.587cm" svg:y2="7.243cm" draw:start-shape="id3" draw:start-glue-point="1" draw:end-shape="id4" svg:d="M9652 7243h5935" svg:viewBox="0 0 5936 1">
          <text:p/>
        </draw:connector>
        <draw:connector draw:style-name="gr3" draw:text-style-name="P1" draw:layer="layout" svg:x1="9.652cm" svg:y1="8.343cm" svg:x2="15.687cm" svg:y2="8.343cm" draw:start-shape="id5" draw:start-glue-point="1" draw:end-shape="id6" draw:end-glue-point="3" svg:d="M9652 8343h6035" svg:viewBox="0 0 6036 1">
          <text:p/>
        </draw:connector>
        <draw:connector draw:style-name="gr3" draw:text-style-name="P1" draw:layer="layout" svg:x1="12.454cm" svg:y1="9.043cm" svg:x2="15.687cm" svg:y2="9.043cm" draw:start-shape="id7" draw:start-glue-point="1" draw:end-shape="id8" svg:d="M12454 9043h3233" svg:viewBox="0 0 3234 1">
          <text:p/>
        </draw:connector>
        <draw:connector draw:style-name="gr3" draw:text-style-name="P1" draw:layer="layout" draw:line-skew="-0.524cm -2.354cm 4.834cm" svg:x1="1.786cm" svg:y1="10.043cm" svg:x2="21.844cm" svg:y2="8.343cm" draw:start-shape="id9" draw:start-glue-point="3" draw:end-shape="id6" draw:end-glue-point="1" svg:d="M1786 10043h-1024v-4963h26416v3263h-5334" svg:viewBox="0 0 26417 4964">
          <text:p/>
        </draw:connector>
        <draw:connector draw:style-name="gr3" draw:text-style-name="P1" draw:layer="layout" draw:line-skew="-0.778cm -4.767cm 5.088cm" svg:x1="1.786cm" svg:y1="10.843cm" svg:x2="21.844cm" svg:y2="8.343cm" draw:start-shape="id10" draw:start-glue-point="3" draw:end-shape="id6" draw:end-glue-point="1" svg:d="M1786 10843h-1278v-6017h26924v3517h-5588" svg:viewBox="0 0 26925 6018">
          <text:p/>
        </draw:connector>
        <draw:connector draw:style-name="gr3" draw:text-style-name="P1" draw:layer="layout" draw:line-skew="-0.778cm 5.455cm 1.532cm" svg:x1="1.786cm" svg:y1="11.543cm" svg:x2="25.4cm" svg:y2="9.043cm" draw:start-shape="id11" draw:start-glue-point="3" draw:end-shape="id8" draw:end-glue-point="1" svg:d="M1786 11543h-1278v4205h26924v-6705h-2032" svg:viewBox="0 0 26925 6706">
          <text:p/>
        </draw:connector>
        <draw:connector draw:style-name="gr3" draw:text-style-name="P1" draw:layer="layout" draw:line-skew="-0.524cm 4.851cm 1.278cm" svg:x1="1.786cm" svg:y1="12.243cm" svg:x2="25.4cm" svg:y2="9.043cm" draw:start-shape="id12" draw:start-glue-point="3" draw:end-shape="id8" draw:end-glue-point="1" svg:d="M1786 12243h-1024v3251h26416v-6451h-1778" svg:viewBox="0 0 26417 6452">
          <text:p/>
        </draw:connector>
        <draw:frame draw:style-name="gr4" draw:layer="layout" svg:width="5.08cm" svg:height="0.962cm" svg:x="11.46cm" svg:y="14.536cm">
          <draw:text-box>
            <text:p text:style-name="P1">correspondsTo</text:p>
          </draw:text-box>
        </draw:frame>
        <draw:frame draw:style-name="gr4" draw:layer="layout" svg:width="5.08cm" svg:height="0.962cm" svg:x="11.46cm" svg:y="3.936cm">
          <draw:text-box>
            <text:p text:style-name="P1">correspondsTo</text:p>
          </draw:text-box>
        </draw:frame>
        <draw:frame draw:style-name="gr4" draw:layer="layout" svg:width="5.08cm" svg:height="0.962cm" svg:x="10.16cm" svg:y="6.336cm">
          <draw:text-box>
            <text:p text:style-name="P1">correspondsTo</text:p>
          </draw:text-box>
        </draw:frame>
        <draw:frame draw:style-name="gr4" draw:layer="layout" svg:width="5.08cm" svg:height="0.962cm" svg:x="10.16cm" svg:y="7.436cm">
          <draw:text-box>
            <text:p text:style-name="P1">correspondsTo</text:p>
          </draw:text-box>
        </draw:frame>
        <draw:frame draw:style-name="gr4" draw:layer="layout" svg:width="5.08cm" svg:height="0.962cm" svg:x="11.46cm" svg:y="9.036cm">
          <draw:text-box>
            <text:p text:style-name="P1">correspondsTo</text:p>
          </draw:text-box>
        </draw:frame>
        <presentation:notes draw:style-name="dp2">
          <draw:page-thumbnail draw:style-name="gr1"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9" presentation:use-footer-name="ftr1" presentation:use-date-time-name="dtd1">
        <office:forms form:automatic-focus="false" form:apply-design-mode="false"/>
        <draw:g>
          <draw:custom-shape draw:style-name="gr2" draw:text-style-name="P4" draw:layer="layout" svg:width="8.708cm" svg:height="4.064cm" svg:x="2.945cm" svg:y="5.767cm">
            <text:p text:style-name="P1"><text:span text:style-name="T2">(1.)</text:span></text:p>
            <text:p text:style-name="P1"><text:span text:style-name="T2">Fragment</text:span></text:p>
            <text:p text:style-name="P1"><text:span text:style-name="T2">Megamodeling</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 draw:text-style-name="P4" draw:layer="layout" svg:width="8.708cm" svg:height="4.064cm" svg:x="9.646cm" svg:y="5.768cm">
            <text:p text:style-name="P1"><text:span text:style-name="T2">(2.) </text:span></text:p>
            <text:p text:style-name="P1"><text:span text:style-name="T2">Entity</text:span></text:p>
            <text:p text:style-name="P1"><text:span text:style-name="T2">Fragmentation</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 draw:text-style-name="P4" draw:layer="layout" svg:width="8.708cm" svg:height="4.064cm" svg:x="16.347cm" svg:y="5.769cm">
            <text:p text:style-name="P1"><text:span text:style-name="T2">(3.) </text:span></text:p>
            <text:p text:style-name="P1"><text:span text:style-name="T2">Relationship</text:span></text:p>
            <text:p text:style-name="P1"><text:span text:style-name="T2">Recover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presentation:style-name="pr3" draw:layer="layout" svg:width="25.199cm" svg:height="3.506cm" svg:x="1.4cm" svg:y="0.837cm" presentation:class="title">
          <draw:text-box>
            <text:p>Recovery Phases</text:p>
          </draw:text-box>
        </draw:frame>
        <draw:g>
          <draw:custom-shape draw:style-name="gr2" draw:text-style-name="P5" draw:layer="layout" svg:width="3.302cm" svg:height="4.064cm" svg:x="5.478cm" svg:y="12.29cm">
            <text:p text:style-name="P1"><text:span text:style-name="T9">.mega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 draw:text-style-name="P5" draw:layer="layout" svg:width="3.302cm" svg:height="4.064cm" svg:x="5.279cm" svg:y="12.091cm">
            <text:p text:style-name="P1"><text:span text:style-name="T9">.mega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 draw:text-style-name="P5" draw:layer="layout" svg:width="3.302cm" svg:height="4.064cm" svg:x="5.08cm" svg:y="11.892cm">
            <text:p text:style-name="P1"><text:span text:style-name="T9">.mega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custom-shape draw:style-name="gr6" draw:text-style-name="P5" draw:layer="layout" svg:width="5.544cm" svg:height="4.572cm" svg:x="11.086cm" svg:y="12.082cm">
            <text:p text:style-name="P1"><text:span text:style-name="T9">MegaL</text:span></text:p>
            <text:p text:style-name="P1"><text:span text:style-name="T9">Plugin</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 draw:text-style-name="P5" draw:layer="layout" svg:width="5.544cm" svg:height="4.572cm" svg:x="10.876cm" svg:y="11.883cm">
            <text:p text:style-name="P1"><text:span text:style-name="T9">MegaL</text:span></text:p>
            <text:p text:style-name="P1"><text:span text:style-name="T9">Plugin</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 draw:text-style-name="P5" draw:layer="layout" svg:width="5.544cm" svg:height="4.572cm" svg:x="10.666cm" svg:y="11.684cm">
            <text:p text:style-name="P1"><text:span text:style-name="T9">MegaL</text:span></text:p>
            <text:p text:style-name="P1"><text:span text:style-name="T9">Plugins</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g>
          <draw:custom-shape draw:style-name="gr6" draw:text-style-name="P5" draw:layer="layout" svg:width="5.544cm" svg:height="4.572cm" svg:x="18.487cm" svg:y="12.083cm">
            <text:p text:style-name="P1"><text:span text:style-name="T9">MegaL</text:span></text:p>
            <text:p text:style-name="P1"><text:span text:style-name="T9">Plugin</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 draw:text-style-name="P5" draw:layer="layout" svg:width="5.544cm" svg:height="4.572cm" svg:x="18.277cm" svg:y="11.884cm">
            <text:p text:style-name="P1"><text:span text:style-name="T9">MegaL</text:span></text:p>
            <text:p text:style-name="P1"><text:span text:style-name="T9">Plugin</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 draw:text-style-name="P5" draw:layer="layout" svg:width="5.544cm" svg:height="4.572cm" svg:x="18.067cm" svg:y="11.685cm">
            <text:p text:style-name="P1"><text:span text:style-name="T9">MegaL</text:span></text:p>
            <text:p text:style-name="P1"><text:span text:style-name="T9">Plugins</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line draw:style-name="gr7" draw:text-style-name="P1" draw:layer="layout" svg:x1="9.998cm" svg:y1="3.81cm" svg:x2="9.998cm" svg:y2="17.78cm">
          <text:p/>
        </draw:line>
        <draw:line draw:style-name="gr7" draw:text-style-name="P1" draw:layer="layout" svg:x1="17.298cm" svg:y1="3.81cm" svg:x2="17.298cm" svg:y2="17.78cm">
          <text:p/>
        </draw:line>
        <presentation:notes draw:style-name="dp2">
          <draw:page-thumbnail draw:style-name="gr1" draw:layer="layout" svg:width="14.848cm" svg:height="11.136cm" svg:x="3.075cm" svg:y="2.257cm" draw:page-number="4" presentation:class="page"/>
          <draw:frame presentation:style-name="pr4"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9" presentation:use-footer-name="ftr1" presentation:use-date-time-name="dtd1">
        <office:forms form:automatic-focus="false" form:apply-design-mode="false"/>
        <draw:frame presentation:style-name="pr3" draw:layer="layout" svg:width="25.199cm" svg:height="3.506cm" svg:x="1.4cm" svg:y="0.837cm" presentation:class="title">
          <draw:text-box>
            <text:p>(1.) Fragment Megamodeling</text:p>
          </draw:text-box>
        </draw:frame>
        <draw:custom-shape draw:style-name="gr2" draw:text-style-name="P1" xml:id="id16" draw:id="id16" draw:layer="layout" svg:width="5.334cm" svg:height="1.524cm" svg:x="5.178cm" svg:y="4.731cm">
          <text:p text:style-name="P1">JavaFile</text:p>
          <draw:enhanced-geometry svg:viewBox="0 0 21600 21600" draw:type="rectangle" draw:enhanced-path="M 0 0 L 21600 0 21600 21600 0 21600 0 0 Z N"/>
        </draw:custom-shape>
        <draw:custom-shape draw:style-name="gr2" draw:text-style-name="P1" xml:id="id14" draw:id="id14" draw:layer="layout" svg:width="5.334cm" svg:height="1.524cm" svg:x="5.178cm" svg:y="8.278cm">
          <text:p text:style-name="P1">JavaClass</text:p>
          <draw:enhanced-geometry svg:viewBox="0 0 21600 21600" draw:type="rectangle" draw:enhanced-path="M 0 0 L 21600 0 21600 21600 0 21600 0 0 Z N"/>
        </draw:custom-shape>
        <draw:custom-shape draw:style-name="gr2" draw:text-style-name="P1" xml:id="id13" draw:id="id13" draw:layer="layout" svg:width="5.334cm" svg:height="1.524cm" svg:x="1.578cm" svg:y="12.436cm">
          <text:p text:style-name="P1">JavaField</text:p>
          <draw:enhanced-geometry svg:viewBox="0 0 21600 21600" draw:type="rectangle" draw:enhanced-path="M 0 0 L 21600 0 21600 21600 0 21600 0 0 Z N"/>
        </draw:custom-shape>
        <draw:custom-shape draw:style-name="gr2" draw:text-style-name="P1" xml:id="id15" draw:id="id15" draw:layer="layout" svg:width="5.334cm" svg:height="1.524cm" svg:x="8.778cm" svg:y="12.436cm">
          <text:p text:style-name="P1">JavaMethod</text:p>
          <draw:enhanced-geometry svg:viewBox="0 0 21600 21600" draw:type="rectangle" draw:enhanced-path="M 0 0 L 21600 0 21600 21600 0 21600 0 0 Z N"/>
        </draw:custom-shape>
        <draw:connector draw:style-name="gr8" draw:text-style-name="P1" draw:layer="layout" draw:type="curve" svg:x1="4.245cm" svg:y1="12.436cm" svg:x2="7.845cm" svg:y2="9.802cm" draw:start-shape="id13" draw:start-glue-point="0" draw:end-shape="id14" draw:end-glue-point="2" svg:d="M4245 12436c0-1975 3600-659 3600-2634" svg:viewBox="0 0 3601 2635">
          <text:p/>
        </draw:connector>
        <draw:connector draw:style-name="gr8" draw:text-style-name="P1" draw:layer="layout" draw:type="curve" svg:x1="11.445cm" svg:y1="12.436cm" svg:x2="7.845cm" svg:y2="9.802cm" draw:start-shape="id15" draw:start-glue-point="0" draw:end-shape="id14" draw:end-glue-point="2" svg:d="M11445 12436c0-1975-3600-659-3600-2634" svg:viewBox="0 0 3601 2635">
          <text:p/>
        </draw:connector>
        <draw:connector draw:style-name="gr8" draw:text-style-name="P1" draw:layer="layout" draw:type="curve" svg:x1="7.845cm" svg:y1="8.278cm" svg:x2="7.845cm" svg:y2="6.255cm" draw:start-shape="id14" draw:start-glue-point="0" draw:end-shape="id16" draw:end-glue-point="2" svg:d="M7845 8278v-2023" svg:viewBox="0 0 1 2024">
          <text:p/>
        </draw:connector>
        <draw:connector draw:style-name="gr8" draw:text-style-name="P1" draw:layer="layout" draw:type="curve" draw:line-skew="-0.365cm -1.551cm" svg:x1="7.845cm" svg:y1="8.278cm" svg:x2="5.178cm" svg:y2="9.04cm" draw:start-shape="id14" draw:start-glue-point="0" draw:end-shape="id14" draw:end-glue-point="3" svg:d="M7845 8278c0-1299-2360-1083-3796-568s-1949 1330 1129 1330" svg:viewBox="0 0 4933 1734">
          <text:p/>
        </draw:connector>
        <draw:frame draw:style-name="gr4" draw:text-style-name="P7" draw:layer="layout" svg:width="2.794cm" svg:height="0.962cm" svg:x="11.145cm" svg:y="10.846cm">
          <draw:text-box>
            <text:p text:style-name="P1"><text:span text:style-name="T10">partOf</text:span></text:p>
          </draw:text-box>
        </draw:frame>
        <draw:frame draw:style-name="gr4" draw:text-style-name="P7" draw:layer="layout" svg:width="2.794cm" svg:height="0.962cm" svg:x="1.945cm" svg:y="10.846cm">
          <draw:text-box>
            <text:p text:style-name="P1"><text:span text:style-name="T10">partOf</text:span></text:p>
          </draw:text-box>
        </draw:frame>
        <draw:frame draw:style-name="gr4" draw:text-style-name="P7" draw:layer="layout" svg:width="2.794cm" svg:height="0.962cm" svg:x="0.344cm" svg:y="8.106cm">
          <draw:text-box>
            <text:p text:style-name="P1"><text:span text:style-name="T10">partOf</text:span></text:p>
          </draw:text-box>
        </draw:frame>
        <draw:frame draw:style-name="gr4" draw:text-style-name="P7" draw:layer="layout" svg:width="2.794cm" svg:height="0.962cm" svg:x="7.51cm" svg:y="6.836cm">
          <draw:text-box>
            <text:p text:style-name="P1"><text:span text:style-name="T10">partOf</text:span></text:p>
          </draw:text-box>
        </draw:frame>
        <draw:custom-shape draw:style-name="gr2" draw:text-style-name="P1" xml:id="id19" draw:id="id19" draw:layer="layout" svg:width="5.588cm" svg:height="1.524cm" svg:x="18.088cm" svg:y="4.731cm">
          <text:p text:style-name="P1">XMLDocument</text:p>
          <draw:enhanced-geometry svg:viewBox="0 0 21600 21600" draw:type="rectangle" draw:enhanced-path="M 0 0 L 21600 0 21600 21600 0 21600 0 0 Z N"/>
        </draw:custom-shape>
        <draw:custom-shape draw:style-name="gr2" draw:text-style-name="P1" xml:id="id18" draw:id="id18" draw:layer="layout" svg:width="5.588cm" svg:height="1.524cm" svg:x="18.088cm" svg:y="8.278cm">
          <text:p text:style-name="P1">XMLElement</text:p>
          <draw:enhanced-geometry svg:viewBox="0 0 21600 21600" draw:type="rectangle" draw:enhanced-path="M 0 0 L 21600 0 21600 21600 0 21600 0 0 Z N"/>
        </draw:custom-shape>
        <draw:custom-shape draw:style-name="gr2" draw:text-style-name="P1" xml:id="id17" draw:id="id17" draw:layer="layout" svg:width="5.588cm" svg:height="1.524cm" svg:x="18.088cm" svg:y="12.436cm">
          <text:p text:style-name="P1">XMLAttribute</text:p>
          <draw:enhanced-geometry svg:viewBox="0 0 21600 21600" draw:type="rectangle" draw:enhanced-path="M 0 0 L 21600 0 21600 21600 0 21600 0 0 Z N"/>
        </draw:custom-shape>
        <draw:connector draw:style-name="gr8" draw:text-style-name="P1" draw:layer="layout" draw:type="curve" svg:x1="20.882cm" svg:y1="12.436cm" svg:x2="20.882cm" svg:y2="9.802cm" draw:start-shape="id17" draw:start-glue-point="0" draw:end-shape="id18" draw:end-glue-point="2" svg:d="M20882 12436v-2634" svg:viewBox="0 0 1 2635">
          <text:p/>
        </draw:connector>
        <draw:connector draw:style-name="gr8" draw:text-style-name="P1" draw:layer="layout" draw:type="curve" svg:x1="20.882cm" svg:y1="8.278cm" svg:x2="20.882cm" svg:y2="6.255cm" draw:start-shape="id18" draw:start-glue-point="0" draw:end-shape="id19" draw:end-glue-point="2" svg:d="M20882 8278v-2023" svg:viewBox="0 0 1 2024">
          <text:p/>
        </draw:connector>
        <draw:connector draw:style-name="gr8" draw:text-style-name="P1" draw:layer="layout" draw:type="curve" draw:line-skew="-0.271cm 1.344cm" svg:x1="20.882cm" svg:y1="8.278cm" svg:x2="23.676cm" svg:y2="9.04cm" draw:start-shape="id18" draw:start-glue-point="0" draw:end-shape="id18" draw:end-glue-point="1" svg:d="M20882 8278c0-1158 2320-965 3710-485s1851 1247-916 1247" svg:viewBox="0 0 4817 1625">
          <text:p/>
        </draw:connector>
        <draw:connector draw:style-name="gr3" draw:text-style-name="P1" draw:layer="layout" draw:type="curve" svg:x1="10.512cm" svg:y1="5.493cm" svg:x2="18.088cm" svg:y2="5.493cm" draw:start-shape="id16" draw:start-glue-point="1" draw:end-shape="id19" draw:end-glue-point="3" svg:d="M10512 5493h7576" svg:viewBox="0 0 7577 1">
          <text:p/>
        </draw:connector>
        <draw:connector draw:style-name="gr3" draw:text-style-name="P1" draw:layer="layout" draw:type="curve" svg:x1="10.512cm" svg:y1="9.04cm" svg:x2="18.088cm" svg:y2="9.04cm" draw:start-shape="id14" draw:start-glue-point="1" draw:end-shape="id18" draw:end-glue-point="3" svg:d="M10512 9040h7576" svg:viewBox="0 0 7577 1">
          <text:p/>
        </draw:connector>
        <draw:connector draw:style-name="gr3" draw:text-style-name="P1" draw:layer="layout" draw:type="curve" draw:line-skew="2.318cm 5.172cm" svg:x1="4.245cm" svg:y1="13.96cm" svg:x2="18.088cm" svg:y2="9.04cm" draw:start-shape="id13" draw:start-glue-point="2" draw:end-shape="id18" draw:end-glue-point="3" svg:d="M4245 13960c0 4228 6714 3524 10019 1237s3200-6157 3824-6157" svg:viewBox="0 0 13844 7987">
          <text:p/>
        </draw:connector>
        <draw:connector draw:style-name="gr3" draw:text-style-name="P1" draw:layer="layout" draw:type="curve" draw:line-skew="3.399cm" svg:x1="4.245cm" svg:y1="13.96cm" svg:x2="20.882cm" svg:y2="13.96cm" draw:start-shape="id13" draw:start-glue-point="2" draw:end-shape="id17" draw:end-glue-point="2" svg:d="M4245 13960c0 5850 16637 5850 16637 0" svg:viewBox="0 0 16638 4389">
          <text:p/>
        </draw:connector>
        <draw:connector draw:style-name="gr3" draw:text-style-name="P1" draw:layer="layout" draw:type="curve" draw:line-skew="1.718cm" svg:x1="11.445cm" svg:y1="13.96cm" svg:x2="20.882cm" svg:y2="13.96cm" draw:start-shape="id15" draw:start-glue-point="2" draw:end-shape="id17" draw:end-glue-point="2" svg:d="M11445 13960c0 3328 9437 3328 9437 0" svg:viewBox="0 0 9438 2497">
          <text:p/>
        </draw:connector>
        <draw:connector draw:style-name="gr3" draw:text-style-name="P1" draw:layer="layout" draw:type="curve" draw:line-skew="0.846cm 1.572cm" svg:x1="11.445cm" svg:y1="13.96cm" svg:x2="18.088cm" svg:y2="9.04cm" draw:start-shape="id15" draw:start-glue-point="2" draw:end-shape="id18" draw:end-glue-point="3" svg:d="M11445 13960c0 2020 3114 1684 4619-51s1400-4869 2024-4869" svg:viewBox="0 0 6644 6307">
          <text:p/>
        </draw:connector>
        <draw:frame draw:style-name="gr4" draw:text-style-name="P7" draw:layer="layout" svg:width="2.794cm" svg:height="0.962cm" svg:x="24.806cm" svg:y="7.082cm">
          <draw:text-box>
            <text:p text:style-name="P1"><text:span text:style-name="T10">partOf</text:span></text:p>
          </draw:text-box>
        </draw:frame>
        <draw:frame draw:style-name="gr4" draw:text-style-name="P7" draw:layer="layout" svg:width="2.794cm" svg:height="0.962cm" svg:x="18.342cm" svg:y="6.828cm">
          <draw:text-box>
            <text:p text:style-name="P1"><text:span text:style-name="T10">partOf</text:span></text:p>
          </draw:text-box>
        </draw:frame>
        <draw:frame draw:style-name="gr4" draw:text-style-name="P7" draw:layer="layout" svg:width="2.794cm" svg:height="0.962cm" svg:x="20.628cm" svg:y="10.892cm">
          <draw:text-box>
            <text:p text:style-name="P1"><text:span text:style-name="T10">partOf</text:span></text:p>
          </draw:text-box>
        </draw:frame>
        <draw:frame draw:style-name="gr4" draw:text-style-name="P7" draw:layer="layout" svg:width="5.08cm" svg:height="0.962cm" svg:x="11.646cm" svg:y="4.542cm">
          <draw:text-box>
            <text:p text:style-name="P1"><text:span text:style-name="T10">correspondsTo</text:span></text:p>
          </draw:text-box>
        </draw:frame>
        <draw:frame draw:style-name="gr4" draw:text-style-name="P7" draw:layer="layout" svg:width="5.08cm" svg:height="0.962cm" svg:x="11.646cm" svg:y="8.142cm">
          <draw:text-box>
            <text:p text:style-name="P1"><text:span text:style-name="T10">correspondsTo</text:span></text:p>
          </draw:text-box>
        </draw:frame>
        <draw:frame draw:style-name="gr4" draw:text-style-name="P7" draw:layer="layout" svg:width="5.08cm" svg:height="0.962cm" svg:x="10.414cm" svg:y="16.818cm">
          <draw:text-box>
            <text:p text:style-name="P1"><text:span text:style-name="T10">correspondsTo</text:span></text:p>
          </draw:text-box>
        </draw:frame>
        <presentation:notes draw:style-name="dp2">
          <draw:page-thumbnail draw:style-name="gr1" draw:layer="layout" svg:width="14.848cm" svg:height="11.136cm" svg:x="3.075cm" svg:y="2.257cm" draw:page-number="5" presentation:class="page"/>
          <draw:frame presentation:style-name="pr4"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9" presentation:use-footer-name="ftr1" presentation:use-date-time-name="dtd1">
        <office:forms form:automatic-focus="false" form:apply-design-mode="false"/>
        <draw:frame presentation:style-name="pr3" draw:layer="layout" svg:width="25.199cm" svg:height="3.506cm" svg:x="1.4cm" svg:y="0.837cm" presentation:class="title">
          <draw:text-box>
            <text:p>(2.) Entity Fragmentation</text:p>
          </draw:text-box>
        </draw:frame>
        <draw:g xml:id="id20" draw:id="id20">
          <draw:custom-shape draw:style-name="gr2" draw:text-style-name="P5" draw:layer="layout" svg:width="3.302cm" svg:height="4.064cm" svg:x="3.556cm" svg:y="5.584cm">
            <text:p text:style-name="P1"><text:span text:style-name="T9">.mega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 draw:text-style-name="P5" draw:layer="layout" svg:width="3.302cm" svg:height="4.064cm" svg:x="3.357cm" svg:y="5.385cm">
            <text:p text:style-name="P1"><text:span text:style-name="T9">.mega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 draw:text-style-name="P5" draw:layer="layout" svg:width="3.302cm" svg:height="4.064cm" svg:x="3.158cm" svg:y="5.186cm">
            <text:p text:style-name="P1"><text:span text:style-name="T9">.mega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ustom-shape draw:style-name="gr2" draw:text-style-name="P8" xml:id="id23" draw:id="id23" draw:layer="layout" svg:width="3.302cm" svg:height="4.572cm" svg:x="7.112cm" svg:y="13.97cm">
          <text:p text:style-name="P1"><text:span text:style-name="T11">MegaL</text:span></text:p>
          <text:p text:style-name="P1"><text:span text:style-name="T11">K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xml:id="id22" draw:id="id22">
          <draw:custom-shape draw:style-name="gr6" draw:text-style-name="P5" draw:layer="layout" svg:width="5.544cm" svg:height="4.572cm" svg:x="20.872cm" svg:y="12.7cm">
            <text:p text:style-name="P1"><text:span text:style-name="T9">MegaL</text:span></text:p>
            <text:p text:style-name="P1"><text:span text:style-name="T9">Plugin</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 draw:text-style-name="P5" draw:layer="layout" svg:width="5.544cm" svg:height="4.572cm" svg:x="20.662cm" svg:y="12.501cm">
            <text:p text:style-name="P1"><text:span text:style-name="T9">MegaL</text:span></text:p>
            <text:p text:style-name="P1"><text:span text:style-name="T9">Plugin</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 draw:text-style-name="P5" draw:layer="layout" svg:width="5.544cm" svg:height="4.572cm" svg:x="20.452cm" svg:y="12.302cm">
            <text:p text:style-name="P1"><text:span text:style-name="T9">MegaL</text:span></text:p>
            <text:p text:style-name="P1"><text:span text:style-name="T9">Plugins</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g xml:id="id21" draw:id="id21">
          <draw:custom-shape draw:style-name="gr2" draw:text-style-name="P9" draw:layer="layout" svg:width="3.325cm" svg:height="3.85cm" svg:x="15.822cm" svg:y="5.085cm">
            <text:p text:style-name="P1"><text:span text:style-name="T12">.java</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 draw:text-style-name="P9" draw:layer="layout" svg:width="3.325cm" svg:height="3.85cm" svg:x="19.729cm" svg:y="5.085cm">
            <text:p text:style-name="P1"><text:span text:style-name="T12">.xm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 draw:text-style-name="P1" draw:layer="layout" svg:width="8.636cm" svg:height="5.346cm" svg:x="15.24cm" svg:y="4.674cm">
            <text:p/>
            <draw:enhanced-geometry svg:viewBox="0 0 21600 21600" draw:type="rectangle" draw:enhanced-path="M 0 0 L 21600 0 21600 21600 0 21600 0 0 Z N"/>
          </draw:custom-shape>
          <draw:frame draw:style-name="gr10" draw:text-style-name="P1" draw:layer="layout" svg:width="4.113cm" svg:height="0.962cm" svg:x="17.589cm" svg:y="9.198cm">
            <draw:text-box>
              <text:p text:style-name="P1">Real World</text:p>
            </draw:text-box>
          </draw:frame>
        </draw:g>
        <draw:connector draw:style-name="gr8" draw:text-style-name="P1" draw:layer="layout" draw:type="curve" svg:x1="6.858cm" svg:y1="7.417cm" svg:x2="15.24cm" svg:y2="7.417cm" draw:start-shape="id20" draw:start-glue-point="1" draw:end-shape="id21" svg:d="M6858 7417h8382" svg:viewBox="0 0 8383 1">
          <text:p/>
        </draw:connector>
        <draw:connector draw:style-name="gr8" draw:text-style-name="P1" draw:layer="layout" draw:type="curve" svg:x1="23.434cm" svg:y1="12.302cm" svg:x2="19.558cm" svg:y2="10.16cm" draw:start-shape="id22" draw:start-glue-point="0" draw:end-shape="id21" draw:end-glue-point="2" svg:d="M23434 12302c0-1606-3876-536-3876-2142" svg:viewBox="0 0 3877 2143">
          <text:p/>
        </draw:connector>
        <draw:connector draw:style-name="gr8" draw:text-style-name="P1" draw:layer="layout" draw:type="curve" svg:x1="5.008cm" svg:y1="9.648cm" svg:x2="20.452cm" svg:y2="14.787cm" draw:start-shape="id20" draw:start-glue-point="2" draw:end-shape="id22" draw:end-glue-point="3" svg:d="M5008 9648c0 3426 5148 5139 15444 5139" svg:viewBox="0 0 15445 5140">
          <text:p/>
        </draw:connector>
        <draw:connector draw:style-name="gr8" draw:text-style-name="P1" draw:layer="layout" draw:type="curve" draw:line-skew="1.342cm" svg:x1="23.434cm" svg:y1="17.272cm" svg:x2="10.414cm" svg:y2="16.256cm" draw:start-shape="id22" draw:start-glue-point="2" draw:end-shape="id23" draw:end-glue-point="8" svg:d="M23434 17272c0 2766-4000 2306-5373 1360s-117-2376-7647-2376" svg:viewBox="0 0 13021 3110">
          <text:p/>
        </draw:connector>
        <draw:frame draw:style-name="gr4" draw:layer="layout" svg:width="2.794cm" svg:height="0.962cm" svg:x="8.636cm" svg:y="6.536cm">
          <draw:text-box>
            <text:p text:style-name="P1">links</text:p>
          </draw:text-box>
        </draw:frame>
        <draw:frame draw:style-name="gr4" draw:layer="layout" svg:width="2.794cm" svg:height="0.962cm" svg:x="5.588cm" svg:y="10.922cm">
          <draw:text-box>
            <text:p text:style-name="P1">applies</text:p>
          </draw:text-box>
        </draw:frame>
        <draw:frame draw:style-name="gr11" draw:text-style-name="P1" draw:layer="layout" svg:width="2.794cm" svg:height="0.962cm" svg:x="22.86cm" svg:y="10.468cm">
          <draw:text-box>
            <text:p text:style-name="P1">parses</text:p>
          </draw:text-box>
        </draw:frame>
        <draw:frame draw:style-name="gr12" draw:text-style-name="P1" draw:layer="layout" svg:width="2.794cm" svg:height="0.962cm" svg:x="14.224cm" svg:y="15.548cm">
          <draw:text-box>
            <text:p text:style-name="P1">extends</text:p>
          </draw:text-box>
        </draw:frame>
        <draw:connector draw:style-name="gr8" draw:text-style-name="P1" draw:layer="layout" draw:type="curve" draw:line-skew="-0.677cm" svg:x1="7.112cm" svg:y1="16.256cm" svg:x2="3.158cm" svg:y2="7.417cm" draw:start-shape="id23" draw:start-glue-point="6" draw:end-shape="id20" draw:end-glue-point="3" svg:d="M7112 16256c-7698 0-5721-8839-3954-8839" svg:viewBox="0 0 5568 8840">
          <text:p/>
        </draw:connector>
        <draw:frame draw:style-name="gr4" draw:layer="layout" svg:width="2.794cm" svg:height="0.962cm" svg:x="1.016cm" svg:y="15.04cm">
          <draw:text-box>
            <text:p text:style-name="P1">loads</text:p>
          </draw:text-box>
        </draw:frame>
        <presentation:notes draw:style-name="dp2">
          <draw:page-thumbnail draw:style-name="gr1"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9" presentation:use-footer-name="ftr1" presentation:use-date-time-name="dtd1">
        <office:forms form:automatic-focus="false" form:apply-design-mode="false"/>
        <draw:frame presentation:style-name="pr3" draw:layer="layout" svg:width="25.199cm" svg:height="3.506cm" svg:x="1.4cm" svg:y="0.837cm" presentation:class="title">
          <draw:text-box>
            <text:p>(3.) Relationship Recovery</text:p>
          </draw:text-box>
        </draw:frame>
        <draw:g xml:id="id24" draw:id="id24">
          <draw:custom-shape draw:style-name="gr2" draw:text-style-name="P5" draw:layer="layout" svg:width="3.302cm" svg:height="4.064cm" svg:x="2.769cm" svg:y="10.267cm">
            <text:p text:style-name="P1"><text:span text:style-name="T9">.mega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 draw:text-style-name="P5" draw:layer="layout" svg:width="3.302cm" svg:height="4.064cm" svg:x="2.57cm" svg:y="10.068cm">
            <text:p text:style-name="P1"><text:span text:style-name="T9">.mega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 draw:text-style-name="P5" draw:layer="layout" svg:width="3.302cm" svg:height="4.064cm" svg:x="2.371cm" svg:y="9.869cm">
            <text:p text:style-name="P1"><text:span text:style-name="T9">.mega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ustom-shape draw:style-name="gr2" draw:text-style-name="P8" xml:id="id26" draw:id="id26" draw:layer="layout" svg:width="3.302cm" svg:height="4.572cm" svg:x="22.327cm" svg:y="9.814cm">
          <text:p text:style-name="P1"><text:span text:style-name="T11">MegaL</text:span></text:p>
          <text:p text:style-name="P1"><text:span text:style-name="T11">K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xml:id="id25" draw:id="id25">
          <draw:custom-shape draw:style-name="gr6" draw:text-style-name="P5" draw:layer="layout" svg:width="5.544cm" svg:height="4.572cm" svg:x="11.449cm" svg:y="10.013cm">
            <text:p text:style-name="P1"><text:span text:style-name="T9">MegaL</text:span></text:p>
            <text:p text:style-name="P1"><text:span text:style-name="T9">Plugin</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 draw:text-style-name="P5" draw:layer="layout" svg:width="5.544cm" svg:height="4.572cm" svg:x="11.239cm" svg:y="9.814cm">
            <text:p text:style-name="P1"><text:span text:style-name="T9">MegaL</text:span></text:p>
            <text:p text:style-name="P1"><text:span text:style-name="T9">Plugin</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 draw:text-style-name="P5" draw:layer="layout" svg:width="5.544cm" svg:height="4.572cm" svg:x="11.029cm" svg:y="9.615cm">
            <text:p text:style-name="P1"><text:span text:style-name="T9">MegaL</text:span></text:p>
            <text:p text:style-name="P1"><text:span text:style-name="T9">Plugins</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connector draw:style-name="gr8" draw:text-style-name="P1" draw:layer="layout" draw:type="curve" svg:x1="6.071cm" svg:y1="12.1cm" svg:x2="11.029cm" svg:y2="12.1cm" draw:start-shape="id24" draw:start-glue-point="1" draw:end-shape="id25" draw:end-glue-point="3" svg:d="M6071 12100h4958" svg:viewBox="0 0 4959 1">
          <text:p/>
        </draw:connector>
        <draw:frame draw:style-name="gr4" draw:layer="layout" svg:width="2.794cm" svg:height="0.962cm" svg:x="6.833cm" svg:y="11.138cm">
          <draw:text-box>
            <text:p text:style-name="P1">applies</text:p>
          </draw:text-box>
        </draw:frame>
        <draw:frame draw:style-name="gr12" draw:text-style-name="P1" draw:layer="layout" svg:width="2.794cm" svg:height="0.962cm" svg:x="18.009cm" svg:y="11.138cm">
          <draw:text-box>
            <text:p text:style-name="P1">extends</text:p>
          </draw:text-box>
        </draw:frame>
        <draw:connector draw:style-name="gr8" draw:text-style-name="P1" draw:layer="layout" draw:type="curve" draw:line-skew="-1.939cm" svg:x1="14.011cm" svg:y1="9.615cm" svg:x2="23.978cm" svg:y2="9.814cm" draw:start-shape="id25" draw:start-glue-point="0" draw:end-shape="id26" draw:end-glue-point="5" svg:d="M14011 9615c0-3660 9967-3759 9967 199" svg:viewBox="0 0 9968 2957">
          <text:p/>
        </draw:connector>
        <draw:connector draw:style-name="gr8" draw:text-style-name="P1" draw:layer="layout" draw:type="curve" svg:x1="16.993cm" svg:y1="12.1cm" svg:x2="22.327cm" svg:y2="12.1cm" draw:start-shape="id25" draw:start-glue-point="1" draw:end-shape="id26" svg:d="M16993 12100h5334" svg:viewBox="0 0 5335 1">
          <text:p/>
        </draw:connector>
        <draw:frame draw:style-name="gr4" draw:text-style-name="P1" draw:layer="layout" svg:width="4.826cm" svg:height="0.962cm" svg:x="16.51cm" svg:y="5.888cm">
          <draw:text-box>
            <text:p text:style-name="P1">analyzes</text:p>
          </draw:text-box>
        </draw:frame>
        <presentation:notes draw:style-name="dp2">
          <draw:page-thumbnail draw:style-name="gr1" draw:layer="layout" svg:width="14.848cm" svg:height="11.136cm" svg:x="3.075cm" svg:y="2.257cm" draw:page-number="7" presentation:class="page"/>
          <draw:frame presentation:style-name="pr4" draw:text-style-name="P6"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9" presentation:use-footer-name="ftr1" presentation:use-date-time-name="dtd1">
        <office:forms form:automatic-focus="false" form:apply-design-mode="false"/>
        <draw:frame presentation:style-name="pr3" draw:layer="layout" svg:width="25.199cm" svg:height="3.506cm" svg:x="1.4cm" svg:y="0.837cm" presentation:class="title">
          <draw:text-box>
            <text:p>Current Challenges</text:p>
          </draw:text-box>
        </draw:frame>
        <draw:g>
          <draw:custom-shape draw:style-name="gr2" draw:text-style-name="P4" draw:layer="layout" svg:width="8.708cm" svg:height="4.064cm" svg:x="2.946cm" svg:y="4.969cm">
            <text:p text:style-name="P1"><text:span text:style-name="T2">(1.)</text:span></text:p>
            <text:p text:style-name="P1"><text:span text:style-name="T2">Fragment</text:span></text:p>
            <text:p text:style-name="P1"><text:span text:style-name="T2">Megamodeling</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3" draw:text-style-name="P10" draw:layer="layout" svg:width="8.708cm" svg:height="4.064cm" svg:x="9.647cm" svg:y="4.97cm">
            <text:p text:style-name="P1"><text:span text:style-name="T13">(2.) </text:span></text:p>
            <text:p text:style-name="P1"><text:span text:style-name="T13">Entity</text:span></text:p>
            <text:p text:style-name="P1"><text:span text:style-name="T13">Fragmentation</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3" draw:text-style-name="P10" draw:layer="layout" svg:width="8.708cm" svg:height="4.064cm" svg:x="16.348cm" svg:y="4.971cm">
            <text:p text:style-name="P1"><text:span text:style-name="T13">(3.) </text:span></text:p>
            <text:p text:style-name="P1"><text:span text:style-name="T13">Relationship</text:span></text:p>
            <text:p text:style-name="P1"><text:span text:style-name="T13">Recover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4" draw:text-style-name="P11" draw:layer="layout" svg:width="21.59cm" svg:height="4.988cm" svg:x="3.048cm" svg:y="10.668cm">
          <draw:text-box>
            <text:p text:style-name="P1"><text:span text:style-name="T14">Java Method Overloading</text:span></text:p>
            <text:p text:style-name="P1"><text:span text:style-name="T14"/></text:p>
            <text:p text:style-name="P1"><text:span text:style-name="T14">Java Method Parameters</text:span></text:p>
          </draw:text-box>
        </draw:frame>
        <presentation:notes draw:style-name="dp2">
          <draw:page-thumbnail draw:style-name="gr1"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9" presentation:use-footer-name="ftr1" presentation:use-date-time-name="dtd1">
        <office:forms form:automatic-focus="false" form:apply-design-mode="false"/>
        <draw:frame presentation:style-name="pr3" draw:layer="layout" svg:width="25.199cm" svg:height="3.506cm" svg:x="1.4cm" svg:y="0.837cm" presentation:class="title">
          <draw:text-box>
            <text:p>Current State</text:p>
          </draw:text-box>
        </draw:frame>
        <draw:g>
          <draw:custom-shape draw:style-name="gr2" draw:text-style-name="P4" draw:layer="layout" svg:width="8.708cm" svg:height="4.064cm" svg:x="2.945cm" svg:y="4.968cm">
            <text:p text:style-name="P1"><text:span text:style-name="T2">(1.)</text:span></text:p>
            <text:p text:style-name="P1"><text:span text:style-name="T2">Fragment</text:span></text:p>
            <text:p text:style-name="P1"><text:span text:style-name="T2">Megamodeling</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 draw:text-style-name="P4" draw:layer="layout" svg:width="8.708cm" svg:height="4.064cm" svg:x="9.646cm" svg:y="4.969cm">
            <text:p text:style-name="P1"><text:span text:style-name="T2">(2.) </text:span></text:p>
            <text:p text:style-name="P1"><text:span text:style-name="T2">Entity</text:span></text:p>
            <text:p text:style-name="P1"><text:span text:style-name="T2">Fragmentation</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3" draw:text-style-name="P10" draw:layer="layout" svg:width="8.708cm" svg:height="4.064cm" svg:x="16.347cm" svg:y="4.97cm">
            <text:p text:style-name="P1"><text:span text:style-name="T13">(3.) </text:span></text:p>
            <text:p text:style-name="P1"><text:span text:style-name="T13">Relationship</text:span></text:p>
            <text:p text:style-name="P1"><text:span text:style-name="T13">Recover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4" draw:text-style-name="P13" draw:layer="layout" svg:width="21.799cm" svg:height="5.776cm" svg:x="3.101cm" svg:y="10.48cm">
          <draw:text-box>
            <text:p text:style-name="P12"><text:span text:style-name="T15">Create sufficient Fragment Megamodels</text:span></text:p>
            <text:p text:style-name="P12"><text:span text:style-name="T15"/></text:p>
            <text:p text:style-name="P12"><text:span text:style-name="T15">Create an </text:span><text:span text:style-name="T16">ANTLR</text:span><text:span text:style-name="T15"> based fragmentation infrastructure to utilize its grammar zoo </text:span></text:p>
            <text:p text:style-name="P12"><text:span text:style-name="T15">(</text:span><text:span text:style-name="T15"><text:a xlink:href="https://github.com/antlr/grammars-v4" xlink:type="simple">https://github.com/antlr/grammars-v4</text:a></text:span><text:span text:style-name="T15">)</text:span></text:p>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4"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Mono1" svg:font-family="FreeMono" style:font-family-generic="modern" style:font-pitch="fixed"/>
    <style:font-face style:name="FreeMono" svg:font-family="FreeMono"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3300"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333333"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bold" style:letter-kerning="true" style:font-name-asian="Droid Sans Fallback" style:font-family-asian="'Droid Sans Fallback'" style:font-family-generic-asian="system" style:font-pitch-asian="variable" style:font-size-asian="44pt" style:font-style-asian="normal" style:font-weight-asian="bold" style:font-name-complex="FreeSans" style:font-family-complex="FreeSans"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333333"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4pt" style:font-size-asian="14pt" style:font-size-complex="14pt"/>
    </style:style>
    <style:style style:name="MT3"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2"><presentation:date-time/></text:span></text:p>
        </draw:text-box>
      </draw:frame>
      <draw:frame presentation:style-name="Mpr1" draw:text-style-name="MP3" draw:layer="backgroundobjects" svg:width="8.875cm" svg:height="1.448cm" svg:x="9.576cm" svg:y="19.131cm" presentation:class="footer">
        <draw:text-box>
          <text:p text:style-name="MP3"><text:span text:style-name="MT2"><presentation:footer/></text:span></text:p>
          <text:p text:style-name="MP3"><text:span text:style-name="MT3">University of Koblenz-Landau</text:span></text:p>
          <text:p text:style-name="MP3"><text:span text:style-name="MT3">Maximilian Meffert</text:span></text:p>
        </draw:text-box>
      </draw:frame>
      <draw:frame presentation:style-name="Mpr1" draw:text-style-name="MP2" draw:layer="backgroundobjects" svg:width="6.523cm" svg:height="1.448cm" svg:x="20.076cm" svg:y="19.131cm" presentation:class="page-number">
        <draw:text-box>
          <text:p text:style-name="MP2"><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ximilian Meffert</meta:initial-creator>
    <meta:creation-date>2015-11-04T17:24:19.278489769</meta:creation-date>
    <dc:date>2016-03-07T15:28:16.784886226</dc:date>
    <dc:creator>Maximilian Meffert</dc:creator>
    <meta:editing-duration>P1DT18H24M20S</meta:editing-duration>
    <meta:editing-cycles>214</meta:editing-cycles>
    <meta:generator>LibreOffice/4.2.8.2$Linux_X86_64 LibreOffice_project/420m0$Build-2</meta:generator>
    <meta:document-statistic meta:object-count="175"/>
  </office:meta>
</office:document-meta>
</file>